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4000001637986A005090306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64cm" svg:height="6.717cm" svg:x="2.27cm" svg:y="0.452cm">
          <draw:image xlink:href="Pictures/1000020100000124000001637986A0050903061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3-02-27T10:47:59.131894437</meta:creation-date>
    <dc:date>2023-03-04T19:48:26.104062167</dc:date>
    <dc:creator>Collin </dc:creator>
    <meta:editing-duration>PT3M4S</meta:editing-duration>
    <meta:editing-cycles>4</meta:editing-cycles>
    <meta:generator>LibreOffice/6.4.7.2$Linux_X86_64 LibreOffice_project/40$Build-2</meta:generator>
    <meta:document-statistic meta:object-count="1"/>
  </office:meta>
</office:document-meta>
</file>